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fo:font-weight="bold" style:font-weight-asian="bold"/>
    </style:style>
  </office:automatic-styles>
  <office:body>
    <office:text text:use-soft-page-breaks="true">
      <text:p text:style-name="P1">TP2-SYSTEME</text:p>
      <text:p text:style-name="Standard"/>
      <text:p text:style-name="P2"/>
      <text:p text:style-name="P3">Exercice 4 : Redirection simple</text:p>
      <text:p text:style-name="P4"/>
      <text:p text:style-name="Standard"/>
      <text:p text:style-name="Standard">#include &lt;fcntl.h&gt;</text:p>
      <text:p text:style-name="Standard">#include &lt;stdlib.h&gt;</text:p>
      <text:p text:style-name="Standard">#include &lt;unistd.h&gt;</text:p>
      <text:p text:style-name="Standard">#include &lt;stdio.h&gt;</text:p>
      <text:p text:style-name="Standard">int main(int argc,char ** argv){</text:p>
      <text:p text:style-name="Standard"><text:tab/>close(1); //libere le descripteur de la sortie standard</text:p>
      <text:p text:style-name="Standard"><text:tab/>open("result.txt",O_WRONLY|O_CREAT|O_TRUNC,0644);</text:p>
      <text:p text:style-name="Standard"><text:tab/>// fd=creat("result.txt",0644);<text:tab/>// c'est la même chose</text:p>
      <text:p text:style-name="Standard"><text:tab/>if(argc&lt;=1) return 1;</text:p>
      <text:p text:style-name="Standard"><text:tab/>execlp("wc","wc","-l",argv[1],NULL);</text:p>
      <text:p text:style-name="Standard"><text:tab/>perror("error exec()");</text:p>
      <text:p text:style-name="Standard"><text:tab/>return 1;</text:p>
      <text:p text:style-name="Standard">}</text:p>
      <text:p text:style-name="Standard"/>
      <text:p text:style-name="P5">Exercice 5 : Estimation de pi</text:p>
      <text:p text:style-name="P6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wait.h&gt;</text:p>
      <text:p text:style-name="Standard">#include &lt;time.h&gt;</text:p>
      <text:p text:style-name="Standard">#include &lt;signal.h&gt;</text:p>
      <text:p text:style-name="Standard"/>
      <text:p text:style-name="Standard">int main() {</text:p>
      <text:p text:style-name="Standard"><text:tab/>printf("Exo 5\n");</text:p>
      <text:p text:style-name="Standard"><text:tab/>int p1[2],p2[2],N,M;</text:p>
      <text:p text:style-name="Standard"><text:tab/>N=0;</text:p>
      <text:p text:style-name="Standard"><text:tab/>M=0;</text:p>
      <text:p text:style-name="Standard"><text:tab/>char c = '\0';</text:p>
      <text:p text:style-name="Standard"><text:tab/>pipe(p1);</text:p>
      <text:p text:style-name="Standard"><text:tab/>pipe(p2);</text:p>
      <text:p text:style-name="Standard"><text:tab/>pid_t id = fork();</text:p>
      <text:p text:style-name="Standard"><text:tab/></text:p>
      <text:p text:style-name="Standard"><text:tab/>if (id&lt;0) { perror("fork() error"); exit(1); }</text:p>
      <text:p text:style-name="Standard"><text:tab/>if (id&gt;=1) {</text:p>
      <text:p text:style-name="Standard"><text:tab/><text:tab/></text:p>
      <text:p text:style-name="Standard"><text:tab/><text:tab/>printf("Père\n");</text:p>
      <text:p text:style-name="Standard"><text:tab/><text:tab/>float aleatoire;</text:p>
      <text:p text:style-name="Standard"><text:tab/><text:tab/>close(p1[1]);</text:p>
      <text:p text:style-name="Standard"><text:tab/><text:tab/>close(p2[0]);</text:p>
      <text:p text:style-name="Standard"><text:tab/><text:tab/>srandom(time(NULL));</text:p>
      <text:p text:style-name="Standard"/>
      <text:p text:style-name="Standard"><text:tab/><text:tab/>while(1){</text:p>
      <text:p text:style-name="Standard"><text:tab/><text:tab/><text:tab/>read(p1[0],&amp;c,sizeof(char));</text:p>
      <text:soft-page-break/>
      <text:p text:style-name="Standard"><text:tab/><text:tab/><text:tab/>aleatoire = ((float)random()/RAND_MAX);</text:p>
      <text:p text:style-name="Standard"><text:tab/><text:tab/><text:tab/>write(p2[1],&amp;aleatoire,sizeof(float));</text:p>
      <text:p text:style-name="Standard"><text:tab/><text:tab/><text:tab/>printf("père : x = %f\n",aleatoire);</text:p>
      <text:p text:style-name="Standard"><text:tab/><text:tab/><text:tab/>aleatoire = ((float)random()/RAND_MAX);</text:p>
      <text:p text:style-name="Standard"><text:tab/><text:tab/><text:tab/>write(p2[1],&amp;aleatoire,sizeof(float));</text:p>
      <text:p text:style-name="Standard"><text:tab/><text:tab/><text:tab/>printf("père : y = %f\n",aleatoire);</text:p>
      <text:p text:style-name="Standard"><text:tab/><text:tab/>}</text:p>
      <text:p text:style-name="Standard"><text:tab/><text:tab/></text:p>
      <text:p text:style-name="Standard"><text:tab/><text:tab/>close(p1[0]);</text:p>
      <text:p text:style-name="Standard"><text:tab/><text:tab/>close(p2[1]);</text:p>
      <text:p text:style-name="Standard"><text:tab/>}</text:p>
      <text:p text:style-name="Standard"><text:tab/>if (id==0){</text:p>
      <text:p text:style-name="Standard"><text:tab/><text:tab/>float x,y,pi;</text:p>
      <text:p text:style-name="Standard"><text:tab/><text:tab/>close (p1[0]);</text:p>
      <text:p text:style-name="Standard"><text:tab/><text:tab/>close (p2[1]);</text:p>
      <text:p text:style-name="Standard"><text:tab/><text:tab/>printf("Fils\n");</text:p>
      <text:p text:style-name="Standard"><text:tab/><text:tab/>while(1){</text:p>
      <text:p text:style-name="Standard"><text:tab/><text:tab/><text:tab/>N++;</text:p>
      <text:p text:style-name="Standard"><text:tab/><text:tab/><text:tab/>char c ='a';</text:p>
      <text:p text:style-name="Standard"><text:tab/><text:tab/><text:tab/>write(p1[1],&amp;c,sizeof(char));</text:p>
      <text:p text:style-name="Standard"><text:tab/><text:tab/><text:tab/>read(p2[0],&amp;x,sizeof(float));</text:p>
      <text:p text:style-name="Standard"><text:tab/><text:tab/><text:tab/>read(p2[0],&amp;y,sizeof(float));</text:p>
      <text:p text:style-name="Standard"><text:tab/><text:tab/><text:tab/>if (x*x+y*y&lt;1) M++;</text:p>
      <text:p text:style-name="Standard"><text:tab/><text:tab/><text:tab/>pi = 4*(float)M/(float)N;</text:p>
      <text:p text:style-name="Standard"><text:tab/><text:tab/><text:tab/>printf("M : %d\n",M);</text:p>
      <text:p text:style-name="Standard"><text:tab/><text:tab/><text:tab/>printf("N : %d\n",N);</text:p>
      <text:p text:style-name="Standard"><text:tab/><text:tab/><text:tab/>printf("pi= %f \n", pi);</text:p>
      <text:p text:style-name="Standard"><text:tab/><text:tab/><text:tab/>sleep(1);</text:p>
      <text:p text:style-name="Standard"><text:tab/><text:tab/>}</text:p>
      <text:p text:style-name="Standard"><text:tab/><text:tab/>close (p1[1]);</text:p>
      <text:p text:style-name="Standard"><text:tab/><text:tab/>close (p2[0]);</text:p>
      <text:p text:style-name="Standard"><text:tab/>}</text:p>
      <text:p text:style-name="Standard"><text:tab/>return 0;</text:p>
      <text:p text:style-name="Standard">}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y .L</meta:initial-creator>
    <dc:creator>Dany .L</dc:creator>
    <meta:creation-date>2016-11-16T17:29:00Z</meta:creation-date>
    <dc:date>2016-11-16T17:34:00Z</dc:date>
    <meta:template xlink:href="Normal" xlink:type="simple"/>
    <meta:editing-cycles>1</meta:editing-cycles>
    <meta:editing-duration>PT300S</meta:editing-duration>
    <meta:document-statistic meta:page-count="2" meta:paragraph-count="3" meta:word-count="248" meta:character-count="1610" meta:row-count="11" meta:non-whitespace-character-count="1365"/>
  </office:meta>
</office:document-meta>
</file>